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20pt" fo:font-style="normal" style:text-underline-style="none" fo:font-weight="normal" style:text-blinking="false" fo:background-color="transparent" style:font-size-asian="20pt" style:font-size-complex="20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paragraph-rsid="00106e71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paragraph-rsid="00106e71" style:text-blinking="false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bold" officeooo:rsid="00106e71" officeooo:paragraph-rsid="00106e71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155cc" loext:opacity="100%" style:text-line-through-style="none" style:text-line-through-type="none" style:font-name="FreeSerif" fo:font-size="14pt" fo:font-style="normal" style:text-underline-style="solid" style:text-underline-width="auto" style:text-underline-color="font-color" fo:font-weight="normal" officeooo:rsid="00106e71" officeooo:paragraph-rsid="00106e71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06e71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paragraph-rsid="00106e71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6e71" officeooo:paragraph-rsid="00106e71" style:font-size-asian="14pt" style:font-size-complex="14pt"/>
    </style:style>
    <style:style style:name="T1" style:family="text">
      <style:text-properties officeooo:rsid="000f9531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Mono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Mono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FreeSerif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Free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FreeSerif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FreeSerif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1155cc" loext:opacity="100%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1155cc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0106e71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1155cc" loext:opacity="100%" style:text-line-through-style="none" style:text-line-through-type="none" style:font-name="Liberation Mono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1155cc" loext:opacity="100%" style:text-line-through-style="none" style:text-line-through-type="none" style:font-name="Liberation Mono" fo:font-size="12pt" fo:font-style="normal" style:text-underline-style="solid" style:text-underline-width="auto" style:text-underline-color="font-color" fo:font-weight="normal" officeooo:rsid="00106e71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1155cc" loext:opacity="100%" style:text-line-through-style="none" style:text-line-through-type="none" style:font-name="FreeSerif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1155cc" loext:opacity="100%" style:text-line-through-style="none" style:text-line-through-type="none" style:font-name="FreeSerif" fo:font-size="12pt" fo:font-style="normal" style:text-underline-style="solid" style:text-underline-width="auto" style:text-underline-color="font-color" fo:font-weight="normal" officeooo:rsid="00106e71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1155cc" loext:opacity="100%" style:text-line-through-style="none" style:text-line-through-type="none" style:font-name="FreeSerif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1155cc" loext:opacity="100%" style:text-line-through-style="none" style:text-line-through-type="none" style:font-name="FreeSerif" fo:font-style="normal" style:text-underline-style="solid" style:text-underline-width="auto" style:text-underline-color="font-color" fo:font-weight="normal" officeooo:rsid="00106e71" style:text-blinking="false" fo:background-color="transparent" loext:char-shading-value="0"/>
    </style:style>
    <style:style style:name="T22" style:family="text">
      <style:text-properties fo:font-variant="normal" fo:text-transform="none" fo:color="#1155cc" loext:opacity="100%" style:text-line-through-style="none" style:text-line-through-type="none" style:font-name="FreeSerif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1155cc" loext:opacity="100%" style:text-line-through-style="none" style:text-line-through-type="none" style:font-name="FreeSerif" fo:font-size="14pt" fo:font-style="normal" style:text-underline-style="solid" style:text-underline-width="auto" style:text-underline-color="font-color" fo:font-weight="normal" officeooo:rsid="00106e71" style:text-blinking="false" fo:background-color="transparent" loext:char-shading-value="0" style:font-size-asian="14pt" style:font-size-complex="14pt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06e71" fo:background-color="transparent" loext:char-shading-value="0"/>
    </style:style>
    <style:style style:name="T26" style:family="text">
      <style:text-properties fo:font-weight="bold" fo:background-color="transparent" loext:char-shading-value="0"/>
    </style:style>
    <style:style style:name="T27" style:family="text">
      <style:text-properties fo:font-weight="bold" officeooo:rsid="00106e71" fo:background-color="transparent" loext:char-shading-value="0"/>
    </style:style>
    <style:style style:name="T28" style:family="text">
      <style:text-properties officeooo:rsid="00136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672eac99-7fff-7751-0d1d-70fd8dccf753"/>AYUNTAMIENTO DE MAHÓN</text:p>
      <text:p text:style-name="P4"/>
      <text:p text:style-name="P3"><text:span text:style-name="T1">MATRÍCULA</text:span> <text:span text:style-name="T1">DE LA</text:span> <text:span text:style-name="T1">E</text:span>SCUELA <text:span text:style-name="T1">M</text:span>UNICIPAL <text:span text:style-name="T1">DE M</text:span>A<text:span text:style-name="T1">H</text:span>Ó<text:span text:style-name="T1">N 2023-2024</text:span></text:p>
      <text:p text:style-name="P1"/>
      <text:p text:style-name="P1"/>
      <text:p text:style-name="P2"/>
      <text:p text:style-name="P5"><text:bookmark text:name="docs-internal-guid-b6051326-7fff-379f-ba5e-92983cdb1701"/>Queda abierto el plazo de matriculación en los cursos de la escuela municipal Mahón a los curos de cerámica, música, dibujo de 2023-2024.</text:p>
      <text:p text:style-name="P5"/>
      <text:p text:style-name="P6">Término de inscripción: Del 1 al 10 de septiembre, ambos días inclusiv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Información:</text:p>
      <text:p text:style-name="P7"/>
      <text:p text:style-name="P7"><text:bookmark text:name="docs-internal-guid-8706e12e-7fff-a878-e032-c42e3b200d99"/><text:span text:style-name="T26">Direcció</text:span><text:span text:style-name="T27">n</text:span><text:span text:style-name="T26">:</text:span><text:span text:style-name="T24"> Claustre del Carme, 5. 1r pis</text:span><text:span text:style-name="T25">o</text:span></text:p>
      <text:p text:style-name="P7"><text:span text:style-name="T26">Có</text:span><text:span text:style-name="T27">digo </text:span><text:span text:style-name="T26">postal:</text:span><text:span text:style-name="T24"> 07701 - Ma</text:span><text:span text:style-name="T25">h</text:span><text:span text:style-name="T24">ó</text:span><text:span text:style-name="T25">n</text:span><text:span text:style-name="T24"> (Menorca)</text:span></text:p>
      <text:p text:style-name="P11"><text:span text:style-name="T6">Tel.</text:span><text:span text:style-name="T7"> 971 36 20 21</text:span></text:p>
      <text:p text:style-name="P10"><text:span text:style-name="T12">a/e:</text:span><text:span text:style-name="T13"> </text:span><text:a xlink:type="simple" xlink:href="mailto:escoles_municipals@ajmao.org" text:style-name="Internet_20_link" text:visited-style-name="Visited_20_Internet_20_Link"><text:span text:style-name="T22">escoles_municipals@ajmao.or</text:span></text:a><text:a xlink:type="simple" xlink:href="mailto:escoles_municipals@ajmao.org" text:style-name="Internet_20_link" text:visited-style-name="Visited_20_Internet_20_Link"><text:span text:style-name="T23">g</text:span></text:a></text:p>
      <text:p text:style-name="P9"/>
      <text:p text:style-name="P12">Horario: De lunes a viernes, de 18 a 21<text:span text:style-name="T28">h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22:16.348706678</meta:creation-date>
    <dc:date>2023-11-10T09:29:09.364822681</dc:date>
    <meta:editing-duration>PT11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6" meta:character-count="464" meta:non-whitespace-character-count="398"/>
  </office:meta>
</office:document-meta>
</file>